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99cm" svg:height="1.2cm" svg:x="1.101cm" svg:y="2.1cm">
          <text:p text:style-name="P1">[(g<text:span text:style-name="T1">1</text:span>',h<text:span text:style-name="T1">1</text:span>'), … , (g<text:span text:style-name="T1">n-1</text:span>',h<text:span text:style-name="T1">n-1</text:span>')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7.6cm" svg:y="2.1cm">
          <text:p text:style-name="P1">(g<text:span text:style-name="T1">n</text:span>',h<text:span text:style-name="T1">n</text:span>'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9cm" svg:height="1.2cm" svg:x="10.2cm" svg:y="2.1cm">
          <text:p text:style-name="P1">Hybrid head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01cm" svg:height="1.2cm" svg:x="15.599cm" svg:y="2.1cm">
          <text:p text:style-name="P1">SE<text:span text:style-name="T1">k1</text:span>(Data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cm" svg:y1="3.3cm" svg:x2="2.8cm" svg:y2="4.3cm">
          <text:p/>
        </draw:line>
        <draw:line draw:style-name="gr2" draw:text-style-name="P1" draw:layer="layout" svg:x1="18.8cm" svg:y1="4.3cm" svg:x2="15.6cm" svg:y2="3.3cm">
          <text:p/>
        </draw:line>
        <draw:custom-shape draw:style-name="gr1" draw:text-style-name="P1" draw:layer="layout" svg:width="2.699cm" svg:height="1.2cm" svg:x="2.801cm" svg:y="4.3cm">
          <text:p text:style-name="P1">AE<text:span text:style-name="T1">pk</text:span>(k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99cm" svg:height="1.2cm" svg:x="5.501cm" svg:y="4.3cm">
          <text:p text:style-name="P1">((k(w – 1)) – 1) random encryption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2cm" svg:height="1.2cm" svg:x="3cm" svg:y="5.7cm">
          <text:p text:style-name="P2"><text:span text:style-name="T2">AE = Asymmetric Encryption</text:span><text:span text:style-name="T2"><text:tab/></text:span><text:span text:style-name="T2"><text:tab/></text:span><text:span text:style-name="T2">SE = Symmetric Encryption</text:span></text:p>
          <text:p text:style-name="P2"><text:span text:style-name="T2">pk = data encryption public key</text:span><text:span text:style-name="T2"><text:tab/></text:span><text:span text:style-name="T2"><text:tab/></text:span><text:span text:style-name="T2">k# = ephemeral symmetric key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6:43:54</meta:creation-date>
    <dc:date>2013-05-12T17:01:55</dc:date>
    <dc:creator>Luke </dc:creator>
    <meta:editing-duration>PT2M50S</meta:editing-duration>
    <meta:editing-cycles>2</meta:editing-cycles>
    <meta:generator>LibreOffice/3.5$Linux_x86 LibreOffice_project/350m1$Build-2</meta:generator>
    <meta:document-statistic meta:object-count="9"/>
  </office:meta>
</office:document-meta>
</file>